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4b31d"/>
    </style:style>
    <style:style style:name="P2" style:family="paragraph" style:parent-style-name="Footer">
      <style:text-properties officeooo:paragraph-rsid="0014b31d"/>
    </style:style>
    <style:style style:name="P3" style:family="paragraph" style:parent-style-name="Heading_20_1">
      <style:text-properties officeooo:rsid="0025a7c6" officeooo:paragraph-rsid="0026ff3d"/>
    </style:style>
    <style:style style:name="P4" style:family="paragraph" style:parent-style-name="Heading_20_1">
      <style:text-properties officeooo:rsid="002745a8" officeooo:paragraph-rsid="002745a8"/>
    </style:style>
    <style:style style:name="P5" style:family="paragraph" style:parent-style-name="Heading_20_3">
      <style:text-properties officeooo:rsid="0026ff3d" officeooo:paragraph-rsid="0026ff3d"/>
    </style:style>
    <style:style style:name="P6" style:family="paragraph" style:parent-style-name="Heading_20_3">
      <style:text-properties officeooo:rsid="002745a8" officeooo:paragraph-rsid="002745a8"/>
    </style:style>
    <style:style style:name="P7" style:family="paragraph" style:parent-style-name="Heading_20_3">
      <style:text-properties officeooo:rsid="0029d551" officeooo:paragraph-rsid="0029d551"/>
    </style:style>
    <style:style style:name="P8" style:family="paragraph" style:parent-style-name="Text_20_body">
      <style:text-properties officeooo:rsid="0025a7c6" officeooo:paragraph-rsid="0025a7c6"/>
    </style:style>
    <style:style style:name="P9" style:family="paragraph" style:parent-style-name="Text_20_body" style:list-style-name="L31">
      <style:text-properties officeooo:rsid="0025a7c6" officeooo:paragraph-rsid="0025a7c6"/>
    </style:style>
    <style:style style:name="P10" style:family="paragraph" style:parent-style-name="Text_20_body" style:list-style-name="L30">
      <style:text-properties style:font-name="Nimbus Mono PS" officeooo:rsid="0025a7c6" officeooo:paragraph-rsid="0025a7c6"/>
    </style:style>
    <style:style style:name="P11" style:family="paragraph" style:parent-style-name="Text_20_body" style:list-style-name="L32">
      <style:text-properties style:font-name="Nimbus Mono PS" officeooo:rsid="0025a7c6" officeooo:paragraph-rsid="0025a7c6"/>
    </style:style>
    <style:style style:name="P12" style:family="paragraph" style:parent-style-name="Text_20_body">
      <style:text-properties officeooo:rsid="0026ff3d" officeooo:paragraph-rsid="0026ff3d"/>
    </style:style>
    <style:style style:name="P13" style:family="paragraph" style:parent-style-name="Text_20_body" style:list-style-name="L33">
      <style:text-properties officeooo:rsid="0026ff3d" officeooo:paragraph-rsid="0026ff3d"/>
    </style:style>
    <style:style style:name="P14" style:family="paragraph" style:parent-style-name="Text_20_body" style:list-style-name="L34">
      <style:text-properties officeooo:rsid="0026ff3d" officeooo:paragraph-rsid="0026ff3d"/>
    </style:style>
    <style:style style:name="P15" style:family="paragraph" style:parent-style-name="Text_20_body" style:list-style-name="L35">
      <style:text-properties officeooo:rsid="0026ff3d" officeooo:paragraph-rsid="0026ff3d"/>
    </style:style>
    <style:style style:name="P16" style:family="paragraph" style:parent-style-name="Text_20_body" style:list-style-name="L36">
      <style:text-properties officeooo:rsid="0026ff3d" officeooo:paragraph-rsid="0026ff3d"/>
    </style:style>
    <style:style style:name="P17" style:family="paragraph" style:parent-style-name="Text_20_body">
      <style:text-properties officeooo:rsid="002887d8" officeooo:paragraph-rsid="002887d8"/>
    </style:style>
    <style:style style:name="P18" style:family="paragraph" style:parent-style-name="Text_20_body" style:list-style-name="L37">
      <style:text-properties officeooo:rsid="002887d8" officeooo:paragraph-rsid="002887d8"/>
    </style:style>
    <style:style style:name="P19" style:family="paragraph" style:parent-style-name="Text_20_body" style:list-style-name="L39">
      <style:text-properties officeooo:rsid="002887d8" officeooo:paragraph-rsid="002887d8"/>
    </style:style>
    <style:style style:name="P20" style:family="paragraph" style:parent-style-name="Text_20_body">
      <style:text-properties officeooo:rsid="0029d551" officeooo:paragraph-rsid="0029d551"/>
    </style:style>
    <style:style style:name="P21" style:family="paragraph" style:parent-style-name="Text_20_body" style:list-style-name="L40">
      <style:text-properties officeooo:rsid="0029d551" officeooo:paragraph-rsid="0029d551"/>
    </style:style>
    <style:style style:name="P22" style:family="paragraph" style:parent-style-name="Title">
      <style:text-properties officeooo:rsid="00257ef3" officeooo:paragraph-rsid="00257ef3"/>
    </style:style>
    <style:style style:name="T1" style:family="text">
      <style:text-properties officeooo:rsid="00171d27"/>
    </style:style>
    <style:style style:name="T2" style:family="text">
      <style:text-properties officeooo:rsid="0014b31d"/>
    </style:style>
    <style:style style:name="T3" style:family="text">
      <style:text-properties officeooo:rsid="001bd473"/>
    </style:style>
    <style:style style:name="T4" style:family="text">
      <style:text-properties officeooo:rsid="00185a4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57ef3"/>
    </style:style>
    <style:style style:name="T7" style:family="text">
      <style:text-properties style:font-name="Nimbus Mono P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Binary 2</text:p>
      <text:h text:style-name="P3" text:outline-level="1">Unsigned Binary </text:h>
      <text:h text:style-name="Heading_20_3" text:outline-level="3">Addition</text:h>
      <text:p text:style-name="P8">Unsigned binary addition can be simplified to bit additions.</text:p>
      <text:list xml:id="list230177713" text:style-name="L30">
        <text:list-item>
          <text:p text:style-name="P10">1 + 0 = 1</text:p>
        </text:list-item>
        <text:list-item>
          <text:p text:style-name="P10">0 + 1 = 1</text:p>
        </text:list-item>
        <text:list-item>
          <text:p text:style-name="P10">0 + 0 = 0</text:p>
        </text:list-item>
        <text:list-item>
          <text:p text:style-name="P10">1 + 1 = 0 carry 1</text:p>
        </text:list-item>
      </text:list>
      <text:p text:style-name="P8">Be careful! There is possible to be an overflow – when the result is too large to store in a computer’s memory. </text:p>
      <text:list xml:id="list3374173117" text:style-name="L31">
        <text:list-item>
          <text:p text:style-name="P9">Some computers will be intelligent enough to detect an overflow by implementing an overflow bit.</text:p>
        </text:list-item>
        <text:list-item>
          <text:p text:style-name="P9">Some computers might attempt to store the result regardless. It might be fine, or lead to disaster.</text:p>
        </text:list-item>
      </text:list>
      <text:h text:style-name="Heading_20_3" text:outline-level="3">Subtraction</text:h>
      <text:p text:style-name="P8">Unsigned binary can similarly be simplified to bit subtractions.</text:p>
      <text:list xml:id="list2874905967" text:style-name="L32">
        <text:list-item>
          <text:p text:style-name="P11">0 – 0 = 0</text:p>
        </text:list-item>
        <text:list-item>
          <text:p text:style-name="P11">1 – 0 = 1</text:p>
        </text:list-item>
        <text:list-item>
          <text:p text:style-name="P11">1 – 1 = 0</text:p>
        </text:list-item>
        <text:list-item>
          <text:p text:style-name="P11">0 – 1 = borrow</text:p>
        </text:list-item>
      </text:list>
      <text:h text:style-name="Heading_20_3" text:outline-level="3">Multiplication</text:h>
      <text:p text:style-name="P12">To multiply two binary numbers (e.g. <text:span text:style-name="T7">0111</text:span> x <text:span text:style-name="T7">10010</text:span>):</text:p>
      <text:list xml:id="list3267292257" text:style-name="L33">
        <text:list-item>
          <text:p text:style-name="P13">Select the number with the smaller number of 1s</text:p>
        </text:list-item>
      </text:list>
      <text:list xml:id="list3238634304" text:style-name="L34">
        <text:list-item>
          <text:p text:style-name="P14"><text:span text:style-name="T7">01111</text:span> vs <text:span text:style-name="T7">10010</text:span></text:p>
        </text:list-item>
      </text:list>
      <text:list xml:id="list135820050017827" text:continue-list="list3267292257" text:style-name="L33">
        <text:list-item>
          <text:p text:style-name="P13">Split the number into “parts”</text:p>
        </text:list-item>
      </text:list>
      <text:list xml:id="list3408473533" text:style-name="L35">
        <text:list-item>
          <text:p text:style-name="P15"><text:span text:style-name="T7">10010</text:span> → <text:span text:style-name="T7">10000</text:span> and <text:span text:style-name="T7">00010</text:span></text:p>
        </text:list-item>
      </text:list>
      <text:list xml:id="list135820616478153" text:continue-list="list135820050017827" text:style-name="L33">
        <text:list-item>
          <text:p text:style-name="P13">Multiply each part of the number with the greater number of 1s</text:p>
        </text:list-item>
      </text:list>
      <text:list xml:id="list2585699657" text:style-name="L36">
        <text:list-item>
          <text:p text:style-name="P16"><text:soft-page-break/>Easy with <text:span text:style-name="T5">bit shifting</text:span></text:p>
        </text:list-item>
      </text:list>
      <text:list xml:id="list135819657411344" text:continue-list="list135820616478153" text:style-name="L33">
        <text:list-item>
          <text:p text:style-name="P13">Sum the resulting products.</text:p>
        </text:list-item>
      </text:list>
      <text:h text:style-name="P5" text:outline-level="3">Division</text:h>
      <text:p text:style-name="P12">Computer systems use either short division or long division</text:p>
      <text:p text:style-name="P12">Binary long division can be done in a similar way to how decimal division is done</text:p>
      <text:h text:style-name="P4" text:outline-level="1">Signed-magnitude</text:h>
      <text:h text:style-name="P6" text:outline-level="3">Signed magnitude addition</text:h>
      <text:p text:style-name="P17">If the signs are the same:</text:p>
      <text:list xml:id="list3260888888" text:style-name="L37">
        <text:list-item>
          <text:p text:style-name="P18">Add the magnitude components together</text:p>
        </text:list-item>
      </text:list>
      <text:p text:style-name="P17">If they are different:</text:p>
      <text:list xml:id="list590754006" text:style-name="L39">
        <text:list-item>
          <text:p text:style-name="P19">Which operand has the smaller magnitude?</text:p>
        </text:list-item>
        <text:list-item>
          <text:p text:style-name="P19">Subtract the smaller magnitude from the larger magnitude.</text:p>
        </text:list-item>
        <text:list-item>
          <text:p text:style-name="P19">Use the sign of the operand with the larger magnitude for the result.</text:p>
        </text:list-item>
      </text:list>
      <text:h text:style-name="P7" text:outline-level="3">Subtraction</text:h>
      <text:list xml:id="list3685367905" text:style-name="L40">
        <text:list-item>
          <text:p text:style-name="P21">Flipping the sign of a number in signed magnitude is computationally efficient. Therefore,<text:line-break/><text:span text:style-name="T7">a – b = a + (-b)</text:span></text:p>
          <text:list>
            <text:list-item>
              <text:p text:style-name="P21">e.g.:<text:span text:style-name="T7"> 5 – 6 + 5 + (-6) = -1</text:span></text:p>
            </text:list-item>
          </text:list>
        </text:list-item>
      </text:list>
      <text:h text:style-name="P7" text:outline-level="3">Multiplication and division</text:h>
      <text:p text:style-name="P20">If the operands have the same sign, then the result is positive.</text:p>
      <text:p text:style-name="P20">If not, it is going to be a negative sign.</text:p>
      <text:h text:style-name="P7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4b31d"/>
    </style:style>
    <style:style style:name="MP2" style:family="paragraph" style:parent-style-name="Footer">
      <style:text-properties officeooo:paragraph-rsid="0014b31d"/>
    </style:style>
    <style:style style:name="MT1" style:family="text">
      <style:text-properties officeooo:rsid="00171d27"/>
    </style:style>
    <style:style style:name="MT2" style:family="text">
      <style:text-properties officeooo:rsid="0014b31d"/>
    </style:style>
    <style:style style:name="MT3" style:family="text">
      <style:text-properties officeooo:rsid="00257ef3"/>
    </style:style>
    <style:style style:name="MT4" style:family="text">
      <style:text-properties officeooo:rsid="001bd473"/>
    </style:style>
    <style:style style:name="MT5" style:family="text">
      <style:text-properties officeooo:rsid="00185a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</text:span><text:span text:style-name="MT2">CS1</text:span><text:span text:style-name="MT1"><text:tab/></text:span><text:span text:style-name="MT2">Computer Systems 1</text:span><text:span text:style-name="MT1"><text:tab/></text:span><text:span text:style-name="MT3">12</text:span><text:span text:style-name="MT1">/</text:span><text:span text:style-name="MT4">10</text:span><text:span text:style-name="MT1">/2020</text:span></text:p>
      </style:header>
      <style:footer>
        <text:p text:style-name="MP2"><text:span text:style-name="MT5">Aaron Patrick Monte<text:tab/></text:span><text:span text:style-name="MT4">Binary </text:span><text:span text:style-name="MT3">2</text:span><text:span text:style-name="MT5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09:12:26.690436970</meta:creation-date>
    <dc:date>2020-10-12T13:58:19.525826268</dc:date>
    <meta:editing-duration>PT49M33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2" meta:paragraph-count="45" meta:word-count="327" meta:character-count="1672" meta:non-whitespace-character-count="1404"/>
  </office:meta>
</office:document-meta>
</file>